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2.9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use_Was_ist_REST.pdf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CP_Grundlagen.pd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cation_Programming_Interface_API.pd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tters_Using_AI_in_Business.pd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nguapta_Microservcies_vs_Nanoservices.pd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over_Microservices_are_hard.pdf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bsocket_API_VS_REST_API.pd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ixeiro_The_Complete_Guide_to_Time_Series_Analysis_and_Forecasting.pd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7_Time_Series_Part_I.pdf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8_3_Autoregressive_models.pdf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8_4_Moving_average_models.pdf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deem_Time_Series_Forecasting_using_TBATS.pdf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ownlee_A_Gentle_Introduction_to_Exponential.pdf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ophet_forecasting_a_scale.pdf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hankary_Multivariate_Time_Series_Forecasting_using.pdf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ophet_2022_Quick_Start.pdf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8_Time_Series_Part_II.pd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utoregressions_statsmodels.pdf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hy_isn_t_Akaike_information_criterion_used_more_in_machine_learning.pd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atalab_What_is_Bayesian_Information_Criterion.pd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astwood_The_10_Most_Popular_Programming_Languages.pdf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ython_Software_Foundation_Jython.pdf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yTorch.pdf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ST_Client _Postman_API.pdf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tatsmodels_tsa_arima_model_ARIMA_statsmodels.pdf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yPI_tbats.pdf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atsmodels_tsa_seasonal_seasonal_decompose.pdf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troduction_statsmodels.pdf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requency_Formula.pdf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L_Fundamentals_Time_Series_forecasting_with_Stochastic_Signal.pdf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mdarima_arima_auto_arima.pdf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BATS_sktime_documentation.pdf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atsmodels_tsa_holtwinters_Exponential_Smoothing.pdf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esuchertrend_Ulmer_Innenstadt.pdf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ua_COVID_19_Singapore.pdf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mack41_EKG_ECG_8_Channel.pdf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MARD_Mark.pdf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atasets_tesla_stock_price.pdf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ssertemperatur.pdf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mweltbundesamt_Stellungnahme_des_UBA.pd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rror_Input_contains_NaN.pdf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agesschau_Kosten_fuer_Gas.pdf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13.09.2022</text:date>, <text:time>15:38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einlich</meta:initial-creator>
    <meta:creation-date>2022-09-13T14:33:49.35</meta:creation-date>
    <dc:date>2022-09-13T15:38:39.45</dc:date>
    <dc:creator>Patrick Beinlich</dc:creator>
    <meta:editing-duration>PT49M38S</meta:editing-duration>
    <meta:editing-cycles>3</meta:editing-cycles>
    <meta:generator>OpenOffice/4.1.10$Win32 OpenOffice.org_project/4110m2$Build-9807</meta:generator>
    <meta:document-statistic meta:table-count="3" meta:cell-count="86" meta:object-count="0"/>
  </office:meta>
</office:document-meta>
</file>